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fb77a"/>
    </style:style>
    <style:style style:name="P2" style:family="paragraph" style:parent-style-name="Text_20_body">
      <style:text-properties officeooo:rsid="002c567a" officeooo:paragraph-rsid="002c567a"/>
    </style:style>
    <style:style style:name="P3" style:family="paragraph" style:parent-style-name="Text_20_body">
      <style:text-properties officeooo:paragraph-rsid="0042e1d4"/>
    </style:style>
    <style:style style:name="T1" style:family="text">
      <style:text-properties fo:language="en" fo:country="GB"/>
    </style:style>
    <style:style style:name="T2" style:family="text">
      <style:text-properties fo:language="en" fo:country="GB" officeooo:rsid="000e9a14"/>
    </style:style>
    <style:style style:name="T3" style:family="text">
      <style:text-properties fo:language="en" fo:country="GB" fo:font-style="italic" officeooo:rsid="000e9a14" style:font-style-asian="italic" style:font-style-complex="italic"/>
    </style:style>
    <style:style style:name="T4" style:family="text">
      <style:text-properties fo:language="en" fo:country="GB" officeooo:rsid="000ed507"/>
    </style:style>
    <style:style style:name="T5" style:family="text">
      <style:text-properties fo:language="en" fo:country="GB" officeooo:rsid="000fb77a"/>
    </style:style>
    <style:style style:name="T6" style:family="text">
      <style:text-properties fo:language="en" fo:country="GB" officeooo:rsid="0010de2e"/>
    </style:style>
    <style:style style:name="T7" style:family="text">
      <style:text-properties fo:language="en" fo:country="GB" officeooo:rsid="001303e2"/>
    </style:style>
    <style:style style:name="T8" style:family="text">
      <style:text-properties fo:language="en" fo:country="GB" officeooo:rsid="00134e50"/>
    </style:style>
    <style:style style:name="T9" style:family="text">
      <style:text-properties fo:language="en" fo:country="GB" officeooo:rsid="001491fb"/>
    </style:style>
    <style:style style:name="T10" style:family="text">
      <style:text-properties fo:language="en" fo:country="GB" officeooo:rsid="0016c951"/>
    </style:style>
    <style:style style:name="T11" style:family="text">
      <style:text-properties fo:language="en" fo:country="GB" officeooo:rsid="001b9b98"/>
    </style:style>
    <style:style style:name="T12" style:family="text">
      <style:text-properties fo:language="en" fo:country="GB" officeooo:rsid="001cadee"/>
    </style:style>
    <style:style style:name="T13" style:family="text">
      <style:text-properties fo:language="en" fo:country="GB" officeooo:rsid="001f1797"/>
    </style:style>
    <style:style style:name="T14" style:family="text">
      <style:text-properties fo:language="en" fo:country="GB" officeooo:rsid="002030e5"/>
    </style:style>
    <style:style style:name="T15" style:family="text">
      <style:text-properties fo:language="en" fo:country="GB" officeooo:rsid="002693f1"/>
    </style:style>
    <style:style style:name="T16" style:family="text">
      <style:text-properties fo:language="en" fo:country="GB" officeooo:rsid="00170a99"/>
    </style:style>
    <style:style style:name="T17" style:family="text">
      <style:text-properties fo:language="en" fo:country="GB" officeooo:rsid="000d23af"/>
    </style:style>
    <style:style style:name="T18" style:family="text">
      <style:text-properties fo:language="en" fo:country="GB" officeooo:rsid="00128343"/>
    </style:style>
    <style:style style:name="T19" style:family="text">
      <style:text-properties fo:language="en" fo:country="GB" officeooo:rsid="0018738f"/>
    </style:style>
    <style:style style:name="T20" style:family="text">
      <style:text-properties fo:language="en" fo:country="GB" officeooo:rsid="0029a60a"/>
    </style:style>
    <style:style style:name="T21" style:family="text">
      <style:text-properties fo:language="en" fo:country="GB" officeooo:rsid="002b3b58"/>
    </style:style>
    <style:style style:name="T22" style:family="text">
      <style:text-properties fo:language="en" fo:country="GB" officeooo:rsid="002c567a"/>
    </style:style>
    <style:style style:name="T23" style:family="text">
      <style:text-properties fo:language="en" fo:country="GB" fo:font-weight="bold" style:font-weight-asian="bold" style:font-weight-complex="bold"/>
    </style:style>
    <style:style style:name="T24" style:family="text">
      <style:text-properties fo:language="en" fo:country="GB" fo:font-weight="bold" officeooo:rsid="00170a99" style:font-weight-asian="bold" style:font-weight-complex="bold"/>
    </style:style>
    <style:style style:name="T25" style:family="text">
      <style:text-properties fo:language="en" fo:country="GB" fo:font-weight="bold" officeooo:rsid="002f591f" style:font-weight-asian="bold" style:font-weight-complex="bold"/>
    </style:style>
    <style:style style:name="T26" style:family="text">
      <style:text-properties fo:language="en" fo:country="GB" fo:font-weight="normal" style:font-weight-asian="normal" style:font-weight-complex="normal"/>
    </style:style>
    <style:style style:name="T27" style:family="text">
      <style:text-properties fo:language="en" fo:country="GB" fo:font-weight="normal" officeooo:rsid="002e535a" style:font-weight-asian="normal" style:font-weight-complex="normal"/>
    </style:style>
    <style:style style:name="T28" style:family="text">
      <style:text-properties fo:language="en" fo:country="GB" officeooo:rsid="002e535a"/>
    </style:style>
    <style:style style:name="T29" style:family="text">
      <style:text-properties fo:language="en" fo:country="GB" officeooo:rsid="000d98f5"/>
    </style:style>
    <style:style style:name="T30" style:family="text">
      <style:text-properties fo:language="en" fo:country="GB" officeooo:rsid="002e68ca"/>
    </style:style>
    <style:style style:name="T31" style:family="text">
      <style:text-properties fo:language="en" fo:country="GB" fo:font-style="normal" fo:font-weight="bold" officeooo:rsid="002e68ca" style:font-style-asian="normal" style:font-weight-asian="bold" style:font-style-complex="normal" style:font-weight-complex="bold"/>
    </style:style>
    <style:style style:name="T32" style:family="text">
      <style:text-properties fo:language="en" fo:country="GB" officeooo:rsid="002f591f"/>
    </style:style>
    <style:style style:name="T33" style:family="text">
      <style:text-properties fo:language="en" fo:country="GB" officeooo:rsid="0030d100"/>
    </style:style>
    <style:style style:name="T34" style:family="text">
      <style:text-properties fo:language="en" fo:country="GB" officeooo:rsid="00313723"/>
    </style:style>
    <style:style style:name="T35" style:family="text">
      <style:text-properties fo:language="en" fo:country="GB" officeooo:rsid="00323c78"/>
    </style:style>
    <style:style style:name="T36" style:family="text">
      <style:text-properties fo:language="en" fo:country="GB" officeooo:rsid="00327558"/>
    </style:style>
    <style:style style:name="T37" style:family="text">
      <style:text-properties fo:language="en" fo:country="GB" officeooo:rsid="00347c73"/>
    </style:style>
    <style:style style:name="T38" style:family="text">
      <style:text-properties fo:language="en" fo:country="GB" officeooo:rsid="00364108"/>
    </style:style>
    <style:style style:name="T39" style:family="text">
      <style:text-properties fo:language="en" fo:country="GB" officeooo:rsid="0036f973"/>
    </style:style>
    <style:style style:name="T40" style:family="text">
      <style:text-properties fo:language="en" fo:country="GB" officeooo:rsid="00380991"/>
    </style:style>
    <style:style style:name="T41" style:family="text">
      <style:text-properties fo:language="en" fo:country="GB" officeooo:rsid="0039edd9"/>
    </style:style>
    <style:style style:name="T42" style:family="text">
      <style:text-properties fo:language="en" fo:country="GB" officeooo:rsid="003ab4b5"/>
    </style:style>
    <style:style style:name="T43" style:family="text">
      <style:text-properties fo:language="en" fo:country="GB" officeooo:rsid="003c3e01"/>
    </style:style>
    <style:style style:name="T44" style:family="text">
      <style:text-properties fo:language="en" fo:country="GB" officeooo:rsid="003db3e6"/>
    </style:style>
    <style:style style:name="T45" style:family="text">
      <style:text-properties fo:language="en" fo:country="GB" officeooo:rsid="003dc44f"/>
    </style:style>
    <style:style style:name="T46" style:family="text">
      <style:text-properties fo:language="en" fo:country="GB" officeooo:rsid="001dab7b"/>
    </style:style>
    <style:style style:name="T47" style:family="text">
      <style:text-properties fo:language="en" fo:country="GB" officeooo:rsid="003f8cbc"/>
    </style:style>
    <style:style style:name="T48" style:family="text">
      <style:text-properties fo:language="en" fo:country="GB" officeooo:rsid="00407aec"/>
    </style:style>
    <style:style style:name="T49" style:family="text">
      <style:text-properties fo:language="en" fo:country="GB" officeooo:rsid="0041855d"/>
    </style:style>
    <style:style style:name="T50" style:family="text">
      <style:text-properties fo:language="en" fo:country="GB" officeooo:rsid="002202f6"/>
    </style:style>
    <style:style style:name="T51" style:family="text">
      <style:text-properties fo:language="en" fo:country="GB" officeooo:rsid="0022a444"/>
    </style:style>
    <style:style style:name="T52" style:family="text">
      <style:text-properties fo:language="en" fo:country="GB" officeooo:rsid="002366cb"/>
    </style:style>
    <style:style style:name="T53" style:family="text">
      <style:text-properties fo:language="en" fo:country="GB" officeooo:rsid="0042e1d4"/>
    </style:style>
    <style:style style:name="T54" style:family="text">
      <style:text-properties fo:language="en" fo:country="GB" officeooo:rsid="004449dd"/>
    </style:style>
    <style:style style:name="T55" style:family="text">
      <style:text-properties fo:language="en" fo:country="GB" officeooo:rsid="0046d555"/>
    </style:style>
    <style:style style:name="T56" style:family="text">
      <style:text-properties fo:language="en" fo:country="GB" officeooo:rsid="0046d99c"/>
    </style:style>
    <style:style style:name="T57" style:family="text">
      <style:text-properties fo:language="en" fo:country="GB" officeooo:rsid="0049366d"/>
    </style:style>
    <style:style style:name="T58" style:family="text">
      <style:text-properties fo:language="en" fo:country="GB" officeooo:rsid="0049ee83"/>
    </style:style>
    <style:style style:name="T59" style:family="text">
      <style:text-properties fo:font-weight="bold" style:font-weight-asian="bold" style:font-weight-complex="bold"/>
    </style:style>
    <style:style style:name="T60" style:family="text">
      <style:text-properties fo:font-weight="bold" officeooo:rsid="002e68ca" style:font-weight-asian="bold" style:font-weight-complex="bold"/>
    </style:style>
    <style:style style:name="T61" style:family="text">
      <style:text-properties officeooo:rsid="00360e8c"/>
    </style:style>
    <style:style style:name="T62" style:family="text">
      <style:text-properties style:text-position="super 58%" fo:language="en" fo:country="GB" officeooo:rsid="00380991"/>
    </style:style>
    <style:style style:name="T63" style:family="text">
      <style:text-properties style:text-position="super 58%" fo:language="en" fo:country="GB" officeooo:rsid="0039edd9"/>
    </style:style>
    <style:style style:name="T64" style:family="text">
      <style:text-properties style:text-position="super 58%" fo:language="en" fo:country="GB" officeooo:rsid="003ab4b5"/>
    </style:style>
    <style:style style:name="T65" style:family="text">
      <style:text-properties officeooo:rsid="003f8c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60">[slide 1] </text:span><text:span text:style-name="T16">In this</text:span><text:span text:style-name="T1"> project </text:span><text:span text:style-name="T30">we, an imaginary team of data analysts, have been tasked with helping an equally imaginary subsidiary branch of a larger company break into the e-commerce market of the European Union. The hopeful branch company, VS Electronics, wishes to expand into consumer electronics and have little experience with the e-commerce market. Our project brief </text:span><text:span text:style-name="T31">[slide 2]</text:span><text:span text:style-name="T30"> asked us to supply an overview of the e-commerce business model and potential competitors in the German market. Additionally, VSE requires an alternate method of storing their records, as the Excel file they have currently been using will become cumbersome in the long run. We will give VSE a rundown on the data they have supplied to us and on the basis of that data suggest several KPIs that might be of use to them.</text:span><text:span text:style-name="T17"> </text:span><text:span text:style-name="T16">At the end we will present a Tableau dashboard that VS Electronics can use as an overview.<text:line-break/></text:span><text:span text:style-name="T24">[</text:span><text:span text:style-name="T25">slide 3]</text:span><text:span text:style-name="T32"> </text:span><text:span text:style-name="T18">The </text:span><text:span text:style-name="T32">e-commerce </text:span><text:span text:style-name="T18">business model is not that much different from regular commerce only that goods and services are offered </text:span><text:span text:style-name="T33">on </text:span><text:span text:style-name="T18">and paid for </text:span><text:span text:style-name="T33">over the Internet. </text:span><text:span text:style-name="T7">There are two categories of e-commerce. One which is based on the types of goods sold, for example buying digital content, services to be used digitally, or more conventional products that are physically delivered to the customer. The other category is based on the nature of the interaction between participants. There is B2B, business-to-business, which is the largest volume of e-commerce. B2C, business-to-</text:span><text:span text:style-name="T8">consumer</text:span><text:span text:style-name="T7">, in which the business sells directly to the </text:span><text:span text:style-name="T8">consumer. The inverse of it, consumer-to-business, where the consumer creates value for the business, for example with affiliate links, and consumer-to-consumer, such as online auctions or classifieds. </text:span><text:span text:style-name="T34">There are numerous advantages to e-commerce. For example, you are no longer limited to regional customers </text:span><text:span text:style-name="T35">but can sell all over the world</text:span><text:span text:style-name="T34">, by not having a physical real-world store overhead can be reduced, </text:span><text:span text:style-name="T35">customers can find products more quickly and check-out more </text:span><text:span text:style-name="T36">quickly, </text:span><text:span text:style-name="T35">keeping stock and issuing deals or bargains are easier, </text:span><text:span text:style-name="T36">and so on. There are also advantages for the consumer. Shopping goes quicker and they can compare prices or product specifications. </text:span><text:span text:style-name="T37">There are of course some drawbacks too. The rate of returns is much higher than in conventional shopping, in 2020 that rate was 56% for Germany. This impacts logistics, packaging, transport, profit margin if offering free returns, and a company’s carbon footprint. Security is also a great concern, not only for the website operator but also for the customer who uses electronic payment and leaves their personal data on the site. Nevertheless, even lacking a personal touch, the online market </text:span><text:span text:style-name="T9">was expected to grow </text:span><text:span text:style-name="T37">worldwide</text:span><text:span text:style-name="T9"> by 56% in 2015-2020 </text:span><text:span text:style-name="T1">[Statistica</text:span><text:span text:style-name="T1"><text:note text:id="ftn1" text:note-class="footnote"><text:note-citation>1</text:note-citation><text:note-body><text:p text:style-name="Footnote"><text:a xlink:type="simple" xlink:href="https://www.statista.com/statistics/379046/worldwide-retail-e-commerce-sales/" text:style-name="Internet_20_link" text:visited-style-name="Visited_20_Internet_20_Link">https://www.statista.com/statistics/379046/worldwide-retail-e-commerce-sales/</text:a> ; <text:a xlink:type="simple" xlink:href="https://ecommercedb.com/en/ranking/de/all" text:style-name="Internet_20_link" text:visited-style-name="Visited_20_Internet_20_Link">https://ecommercedb.com/en/ranking/de/all</text:a> ; <text:a xlink:type="simple" xlink:href="https://www.statista.com/forecasts/871101/top-online-stores-consumer-electronics-germany-ecommercedb" text:style-name="Internet_20_link" text:visited-style-name="Visited_20_Internet_20_Link">https://www.statista.com/forecasts/871101/top-online-stores-consumer-electronics-germany-ecommercedb</text:a> <text:span text:style-name="T61">(accessed: 12.05.2022).</text:span></text:p></text:note-body></text:note></text:span><text:span text:style-name="T1">]</text:span><text:span text:style-name="T9"> as compared to a 2% growth of traditional markets and th</text:span><text:span text:style-name="T8">e Covid-pandemic </text:span><text:span text:style-name="T9">increased the trend towards more online shopping than would have normally been predicted.</text:span><text:span text:style-name="T8"> </text:span><text:span text:style-name="T38">Last year </text:span><text:span text:style-name="T9">retail e-commerce sales amounted to approximately 4.9 trillion US dollars worldwide, </text:span><text:span text:style-name="T38">that is eleven zeros after the four-nine. Over the next four years this is supp</text:span><text:span text:style-name="T39">os</text:span><text:span text:style-name="T38">ed to grow to 7.4 trillion US dollars.</text:span><text:span text:style-name="T9"> </text:span><text:span text:style-name="T39">I can’t even imagine a number that large. If only looking at the German e-commerce market the number are more modest. A mere 73 billion euros, </text:span><text:span text:style-name="T40">nine</text:span><text:span text:style-name="T39"> zeros, for twothousandtwenty (2020), [slide] of which 40% came from the top 3 stores Amazon , Otto, and Zalando. Germany is in second place after the United Kingdom which has the largest e-commerce market in Europe, </text:span><text:span text:style-name="T40">raking in 693 billion </text:span><text:span text:style-name="T55">B</text:span><text:span text:style-name="T40">ritish pounds, roughly equivalent to 818 billion euros. Quite a jump </text:span><text:span text:style-name="T55">between the top two</text:span><text:span text:style-name="T40">.<text:line-break/>For VS Electronics it would be more advantageous to look at the top 3 stores in the consumer electronics market in Germany [slide]. Amazon </text:span><text:span text:style-name="T56">is </text:span><text:span text:style-name="T40">still in first place followed by Apple and Otto, and in third place Mediamarkt. Other stores that VSE could use as benchmarks are Saturn, Notebooksbilliger, </text:span><text:span text:style-name="T42">Cyberport</text:span><text:span text:style-name="T43">, or</text:span><text:span text:style-name="T42"> </text:span><text:span text:style-name="T40">Conrad</text:span><text:span text:style-name="T42">. </text:span><text:span text:style-name="T43">Some of these stores also run outlets or traditional brick-and-mortar stores in addition to their online presence. A closer look at their product offerings as </text:span><text:soft-page-break/><text:span text:style-name="T43">compared to that of VS Electronics would be a good future project. </text:span><text:span text:style-name="T10">For now we </text:span><text:span text:style-name="T43">will take a look at the</text:span><text:span text:style-name="T10"> data supplied by VS Electronics </text:span><text:span text:style-name="T43">and how we can improve upon it</text:span><text:span text:style-name="T10">.<text:line-break/></text:span><text:span text:style-name="T43">[slide] </text:span><text:span text:style-name="T19">This dataset contains the sales history for </text:span><text:span text:style-name="T44">the first three weeks of </text:span><text:span text:style-name="T19">December 2018 up to the first week of December 2019. It was supplied as Excel worksheets in which each row containing a transaction was added sequentially to the bottom of a sheet. All in all there were a bit more than half a million entries </text:span><text:span text:style-name="T43">(554_417)</text:span><text:span text:style-name="T19">. </text:span><text:span text:style-name="T11">In order to better visualise the dataset [slide] I placed each Excel sheet as a box in this diagram. The names of the columns in the sheet appear on the left in each box. As you can see many of the columns are replicated on different sheets, </text:span><text:span text:style-name="T44">they are connected here by grey lines. This is not supposed to represent any kind of dependency among the tables</text:span><text:span text:style-name="T11">. </text:span><text:span text:style-name="T12">As all the individual rows belonged to each other across sheets they were imported to a pandas data frame and the duplicate columns were dropped. </text:span><text:span text:style-name="T45">During the initial analysis of the data the following problems cropped up [slide]. </text:span><text:span text:style-name="T47">(1) </text:span><text:span text:style-name="T46">A stock code may be associated with two product ASINs. This concerns 657 of the 3942 stock codes. </text:span><text:span text:style-name="T47">These are not typos. The products concerned are either products that consist of two or more items and were listed in multiple categories or are two distinct products unrelated to each other. No changes were made here, but this may lead to some trouble with inventory control. </text:span><text:span text:style-name="T65">(2) </text:span><text:span text:style-name="T46">Among the customer records there are 139315 records where the customer ID </text:span><text:span text:style-name="T47">wa</text:span><text:span text:style-name="T46">s not known </text:span><text:span text:style-name="T47">or not recorded during check-out</text:span><text:span text:style-name="T46">. Either there was a technical error or the customer did not log in when ordering. </text:span><text:span text:style-name="T13">These unknown customer IDs were filled with a combination of a prefix, to distinguish the newly created IDs from the regular IDs, and the last four digits of the invoice ID they were recorded on.</text:span><text:span text:style-name="T46"> Additionally, there are 18 customer IDs that ordered from different countries. </text:span><text:span text:style-name="T13">For statistical purposes</text:span><text:span text:style-name="T46"> th</text:span><text:span text:style-name="T13">e customer ID was localised to the country they most often ordered from. </text:span><text:span text:style-name="T48">It might be better to assign a temporary ID at check-out before feeding the data to the database and assigning a customer ID to a specific country, like a “home” country in addition to maybe a “ship to” country. (3) Th</text:span><text:span text:style-name="T13">ere was one invoice number </text:span><text:span text:style-name="T48">in invoices</text:span><text:span text:style-name="T13"> that recorded the order time as 11 and 12 o’clock. Possibly, the order went through just as the clock changed. It </text:span><text:span text:style-name="T20">might be better</text:span><text:span text:style-name="T13"> to use a proper timestamp with minutes and seconds to avoid such conflicting data. </text:span><text:span text:style-name="T15">Also there are no invoices for Tuesdays, </text:span><text:span text:style-name="T48">if that is not the usual time for the site to be down for maintenance, it’s a bug. (4) T</text:span><text:span text:style-name="T13">here are </text:span><text:span text:style-name="T14">4188</text:span><text:span text:style-name="T13"> unique products, </text:span><text:span text:style-name="T14">64</text:span><text:span text:style-name="T13"> of which do not have an ASIN code. Multiple individual products are also listed in different product types. If the product consisted </text:span><text:span text:style-name="T14">for example, </text:span><text:span text:style-name="T13">of a keyboard with a mouse, it will be listed under keyboard </text:span><text:span text:style-name="T48">in addition to</text:span><text:span text:style-name="T13"> mouse. </text:span><text:span text:style-name="T14">This was not changed but there might be room for improvement here.<text:line-break/></text:span><text:span text:style-name="T49">While there are some problems with the data, there was nothing so grave that it interfered with the database creation. </text:span><text:span text:style-name="T21">The structure of this</text:span><text:span text:style-name="T50"> cleaned data </text:span><text:span text:style-name="T21">was used</text:span><text:span text:style-name="T50"> to create a relational database in which it can be stored. </text:span><text:span text:style-name="T49">[slide] A relational database is a type of database that stores and provides access to data points that are related to one another. </text:span><text:span text:style-name="T53">Each row in a table represents one record and is identified by a unique ID, a primary key, which can be used to link tables to each other. All the columns of the tables hold attributes of the record.</text:span><text:span text:style-name="T51"> </text:span><text:span text:style-name="T52">Good database design aims to concentrate information into subject-based tables with the least amount of information necessary to join tables by their primary keys but avoid repeating data in several tables. This helps to ensure the accuracy and integrity of the data as it would only be changed in one location and not in several. Eliminating the duplication of data also streamlines your database so that it uses less storage and processes queries more efficiently. </text:span><text:span text:style-name="T51">SQLite and mySQL were available for the project. The graph shows the tables and relational schema of a mySQL database </text:span><text:span text:style-name="T21">using only existing </text:span><text:span text:style-name="T51">fields. It would be more convenient to add an additional unique ID to the products table. As you can probably see the stocks table is somewhat redundant but it was kept in case VS Electronics wanted to expand upon their logistics. The ratings table from Excel was subsumed in the products table as the ratings were not </text:span><text:soft-page-break/><text:span text:style-name="T51">individual, that is they did not have, for example, a comment of the customer who left the rating. An additional table was created linking products and invoices, so that the database could link many products to many invoices. Imagine this table to be like a supermarket receipt. The heading, when and in what store you bought something, is supplied by the invoices table and the items you bought from the products tables. The receipt then lists the total number of each item, their value, and calculates the total amount due. Out of convenience the total_sales field was retained here, but by rights it should be deleted as it is a calculated field and the value can be supplied dynamically from products.price times quantity. </text:span><text:span text:style-name="T57">W</text:span><text:span text:style-name="T54">hile looking at the data we created some visualisations</text:span><text:span text:style-name="T51"><text:line-break/></text:span></text:p>
      <text:p text:style-name="Text_20_body"><text:span text:style-name="T59">KPIs<text:line-break/></text:span><text:span text:style-name="T29">1) The products database requires a differentiation of its main keyword product_type. As it stands now this keyword is more of a murky umbrella term that does not accurately reflect what exactly the customer is buying. To illustrate the problem, I have taken the first 100 products with the product_type “processor” and </text:span><text:span text:style-name="T2">checked if the truly referred to a processor. This was only the case for twelve (12) items. Also listed in this category were objects that </text:span><text:span text:style-name="T3">contained</text:span><text:span text:style-name="T2"> a processor, such as laptops, desktops, routers, mice, food processors, </text:span><text:span text:style-name="T6">hard drives, </text:span><text:span text:style-name="T2">and peripherals such as game controllers, wifi boosters and things that can be used with objects containing processors, such as random access memory cards, laptop bags, adapters, and materials used in the construction of a motherboard, </text:span><text:span text:style-name="T58">in my sample it was</text:span><text:span text:style-name="T2"> mostly cooling paste. This lack of differentiation makes it impossible to accurately reflect the customer’s buying habits and obscures possible trends. The product database will need to be re-tagged, either with a more fine-toothed filtering algorithm or </text:span><text:span text:style-name="T4">by hand. This is quite relevant and important as it will determine </text:span><text:span text:style-name="T6">for </text:span><text:span text:style-name="T4">which category </text:span><text:span text:style-name="T6">there is a demand</text:span><text:span text:style-name="T4">.</text:span></text:p>
      <text:p text:style-name="P1"><text:span text:style-name="T6">2</text:span><text:span text:style-name="T5">) </text:span><text:span text:style-name="T21">Timing is also quite important, as it influences email campaigns and seasonal promotions. This might be more relevant for non-electronics sector, but still there are times in the year when there is an increased demand for consumer electronics. Here is a graph of all the product types and the total revenue they brought throughout the year. The murky red chart is an attempt at a month-over-month calculation to measure the growth rate. It should show the value as a percentage o</text:span><text:span text:style-name="T22">f</text:span><text:span text:style-name="T21"> the previous month’s value. </text:span><text:span text:style-name="T22">[[subtract the previous month’s value from this month’s value, then divide the result by the previous month’s value and multiply it by 100 for percentage]] The two-in-one graph did not work and I’m not sure it actually shows the correct values because I have no idea about finance.</text:span></text:p>
      <text:p text:style-name="P2"><text:span text:style-name="T6">T</text:span><text:span text:style-name="T1">he graph shows a pretty steady buying rate for keyboards, mice, and monitors. Unless you are buying a high-end gaming monitor these are all low cost investments. There is greater fluctuation in the high-cost products, cameras, smartphones, and processors, which include high-end graphic-cards, laptops, tablets, and so on.<text:line-break/>Honestly, I cant really see certain shopping-spree holidays jump out at me. The slump in February and high point in March might be the consumers waiting for the products announc</text:span><text:span text:style-name="T28">e</text:span><text:span text:style-name="T1"> at the Consumer Electronics Show in January to hit the market. I’ve been told it is </text:span><text:span text:style-name="T23">the</text:span><text:span text:style-name="T26"> </text:span><text:span text:style-name="T27">trade show for electronics. The rise in March and July of camera sales may be due to spring and summer holidays and the rise in August to October might be back-to-school and University/college shopping. The high point in November is the beginning of Christmas shopping. There is only data for the first week of December, so that is dragging the graph down at the en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5T11:05:31.997000000</meta:creation-date>
    <dc:date>2022-05-18T22:13:08.951224810</dc:date>
    <meta:editing-duration>PT13H32M16S</meta:editing-duration>
    <meta:editing-cycles>38</meta:editing-cycles>
    <meta:generator>LibreOffice/7.3.3.2$Linux_X86_64 LibreOffice_project/4985bca6212b77bf8c7a86bceeb2084ec86f4b6b</meta:generator>
    <meta:document-statistic meta:table-count="0" meta:image-count="0" meta:object-count="0" meta:page-count="3" meta:paragraph-count="5" meta:word-count="2069" meta:character-count="12484" meta:non-whitespace-character-count="10419"/>
  </office:meta>
</office:document-meta>
</file>